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3.1000003814697pt" style:font-weight-asian="bold" style:font-size-complex="15pt" style:font-weight-complex="bold"/>
    </style:style>
    <style:style style:name="P2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 style:list-style-name="L2"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 style:list-style-name="L3">
      <style:text-properties fo:font-size="12pt" fo:font-weight="normal" style:font-size-asian="10.5pt" style:font-weight-asian="normal" style:font-size-complex="12pt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ZIONE</text:p>
      <text:p text:style-name="P1"/>
      <text:p text:style-name="P2">Lo scopo del progetto è quello di realizzare un'architettura P2P ibrida per la condivisione di file con directory distribuita.</text:p>
      <text:p text:style-name="P2">Un sistema peer-to-peer è un sistema distribuito in cui ogni nodo ha identiche capacità e responsabilità e le funzionalità di un peer sono totalmente indipendenti da un server.</text:p>
      <text:p text:style-name="P2">Esso ha principalmente le seguenti caratteristiche:</text:p>
      <text:p text:style-name="P2"/>
      <text:list xml:id="list1996780413" text:style-name="L1">
        <text:list-item>
          <text:list>
            <text:list-item>
              <text:p text:style-name="P3">controllo decentralizzato;</text:p>
            </text:list-item>
            <text:list-item>
              <text:p text:style-name="P3">adattabilità;</text:p>
            </text:list-item>
            <text:list-item>
              <text:p text:style-name="P3">capacità autonome di gestione e controllo di risorse e servizi;</text:p>
            </text:list-item>
          </text:list>
        </text:list-item>
      </text:list>
      <text:p text:style-name="P2"/>
      <text:p text:style-name="P2">Il sistema P2P <text:s/>viene definito ibrido quando:</text:p>
      <text:p text:style-name="P2"><text:tab/></text:p>
      <text:list xml:id="list1611968020" text:style-name="L2">
        <text:list-item>
          <text:list>
            <text:list-item>
              <text:p text:style-name="P4">la fase di scambio dei file è peer-to-peer</text:p>
            </text:list-item>
            <text:list-item>
              <text:p text:style-name="P4">la fase di boot utilizza qualche server</text:p>
            </text:list-item>
            <text:list-item>
              <text:p text:style-name="P4">nella fase di ricerca dei file viene usato un peer particolare, chiamato SuperPeer</text:p>
              <text:p text:style-name="P4"><text:s/></text:p>
            </text:list-item>
          </text:list>
        </text:list-item>
      </text:list>
      <text:p text:style-name="P2">In questo tipo di architettura ogni peer è associato a un SuperPeer, i SuperPeer tengono traccia dei file condivisi dai peer ad esso associati e sono collegati tra loro tramite una rete <text:s/>“overlay” ed infine il server centralizzato di bootstrap tiene traccia dei SuperPeer presenti.</text:p>
      <text:p text:style-name="P2"/>
      <text:p text:style-name="P2">Il software realizzato permette:</text:p>
      <text:p text:style-name="P2"/>
      <text:list xml:id="list104019491" text:style-name="L3">
        <text:list-item>
          <text:list>
            <text:list-item>
              <text:p text:style-name="P5">l'ingresso e l'uscita di un nodo peer nella rete</text:p>
            </text:list-item>
            <text:list-item>
              <text:p text:style-name="P5">la registrazione e l'uscita dei SuperPeer e la gestione della rete di overlay</text:p>
            </text:list-item>
            <text:list-item>
              <text:p text:style-name="P5">la visualizzazione sul peer della lista dei file locali condivisi</text:p>
            </text:list-item>
            <text:list-item>
              <text:p text:style-name="P5">la ricerca di un determinato file posseduto da un altro nodo della rete, tramite interrogazione del SuperPeer</text:p>
            </text:list-item>
            <text:list-item>
              <text:p text:style-name="P5">il download di un file da un peer</text:p>
            </text:list-item>
          </text:list>
        </text:list-item>
      </text:list>
      <text:p text:style-name="P2"/>
      <text:p text:style-name="P2">L'applicazione è caratterizzata dalle seguenti fasi:</text:p>
      <text:p text:style-name="P2"/>
      <text:p text:style-name="P2"><text:tab/>1- BOOT: consente ad un peer di trovare la rete e di connettersi ad essa;</text:p>
      <text:p text:style-name="P2"><text:tab/></text:p>
      <text:p text:style-name="P2"><text:tab/>2- LOOKUP: permette ad un peer di trovare il gestore/responsabile di una determinata <text:tab/><text:tab/><text:tab/> <text:s text:c="10"/>informazione;</text:p>
      <text:p text:style-name="P2"/>
      <text:p text:style-name="P2"><text:tab/>3- GET: il peer ottiene file richiesto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copo </meta:initial-creator>
    <meta:creation-date>2011-09-03T11:51:27</meta:creation-date>
    <dc:date>2011-09-03T13:37:35</dc:date>
    <dc:creator>Jacopo </dc:creator>
    <meta:editing-duration>PT1H43M7S</meta:editing-duration>
    <meta:editing-cycles>4</meta:editing-cycles>
    <meta:generator>LibreOffice/3.3$Unix LibreOffice_project/330m19$Build-301</meta:generator>
    <meta:document-statistic meta:table-count="0" meta:image-count="0" meta:object-count="0" meta:page-count="1" meta:paragraph-count="25" meta:word-count="263" meta:character-count="1615"/>
  </office:meta>
</office:document-meta>
</file>